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317" officeooo:paragraph-rsid="000093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VP</text:p>
      <text:p text:style-name="P1">model view projections</text:p>
      <text:p text:style-name="P1">uw model naar world, world naar view, view naar projection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7T14:53:12.947191782</meta:creation-date>
    <dc:date>2026-03-07T14:53:33.997849290</dc:date>
    <meta:editing-duration>PT22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14" meta:character-count="84" meta:non-whitespace-character-count="73"/>
  </office:meta>
</office:document-meta>
</file>